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4204808BBE9AC1DE6AF.png" manifest:media-type="image/png"/>
  <manifest:file-entry manifest:full-path="Pictures/100024320001320000018C00B19DD4BD3114A2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27.939cm" svg:x="0cm" svg:y="0cm">
          <draw:image xlink:href="Pictures/100024320001320000018C00B19DD4BD3114A2BE.pdf" xlink:type="simple" xlink:show="embed" xlink:actuate="onLoad" draw:mime-type="application/pdf">
            <text:p/>
          </draw:image>
          <draw:image xlink:href="Pictures/1000000100000330000004204808BBE9AC1DE6A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Dev/7.4.0.0.alpha0$Linux_X86_64 LibreOffice_project/a2f46053874c9cc799971ed4f389f04845a89962</meta:generator>
  </office:meta>
</office:document-meta>
</file>